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40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Return Code</text:p>
          </table:table-cell>
          <table:table-cell office:value-type="string" calcext:value-type="string">
            <text:p>Input Clauses</text:p>
          </table:table-cell>
          <table:table-cell office:value-type="string" calcext:value-type="string">
            <text:p>Input Variables</text:p>
          </table:table-cell>
          <table:table-cell office:value-type="string" calcext:value-type="string">
            <text:p>Output Clauses</text:p>
          </table:table-cell>
          <table:table-cell office:value-type="string" calcext:value-type="string">
            <text:p>Timed Out</text:p>
          </table:table-cell>
        </table:table-row>
        <table:table-row table:style-name="ro1">
          <table:table-cell office:value-type="string" calcext:value-type="string">
            <text:p>Arithmetic_intermediate102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6595" calcext:value-type="float">
            <text:p>26595</text:p>
          </table:table-cell>
          <table:table-cell office:value-type="float" office:value="10239" calcext:value-type="float">
            <text:p>10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intermediate12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299" calcext:value-type="float">
            <text:p>3299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intermediate25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627" calcext:value-type="float">
            <text:p>6627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intermediate3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ithmetic_intermediate51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283" calcext:value-type="float">
            <text:p>13283</text:p>
          </table:table-cell>
          <table:table-cell office:value-type="float" office:value="5119" calcext:value-type="float">
            <text:p>5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intermediate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ithmetic_max102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217" calcext:value-type="float">
            <text:p>16217</text:p>
          </table:table-cell>
          <table:table-cell office:value-type="float" office:value="6498" calcext:value-type="float">
            <text:p>6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ax12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ax25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843" calcext:value-type="float">
            <text:p>3843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ax3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ax51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672" calcext:value-type="float">
            <text:p>7672</text:p>
          </table:table-cell>
          <table:table-cell office:value-type="float" office:value="3252" calcext:value-type="float">
            <text:p>3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ax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in102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217" calcext:value-type="float">
            <text:p>16217</text:p>
          </table:table-cell>
          <table:table-cell office:value-type="float" office:value="6498" calcext:value-type="float">
            <text:p>6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in12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in25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843" calcext:value-type="float">
            <text:p>3843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in3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in51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677" calcext:value-type="float">
            <text:p>7677</text:p>
          </table:table-cell>
          <table:table-cell office:value-type="float" office:value="3253" calcext:value-type="float">
            <text:p>3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thmetic_min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m5378d2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m9234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982" calcext:value-type="float">
            <text:p>3982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mcodic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378" calcext:value-type="float">
            <text:p>25378</text:p>
          </table:table-cell>
          <table:table-cell office:value-type="float" office:value="11119" calcext:value-type="float">
            <text:p>11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mfpu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4301" calcext:value-type="float">
            <text:p>54301</text:p>
          </table:table-cell>
          <table:table-cell office:value-type="float" office:value="15280" calcext:value-type="float">
            <text:p>15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mhdlc1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mhdlc2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mhdlc3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mhdlc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00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401" calcext:value-type="float">
            <text:p>20401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01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401" calcext:value-type="float">
            <text:p>20401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04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401" calcext:value-type="float">
            <text:p>20401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06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401" calcext:value-type="float">
            <text:p>20401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07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401" calcext:value-type="float">
            <text:p>20401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08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401" calcext:value-type="float">
            <text:p>20401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09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401" calcext:value-type="float">
            <text:p>20401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11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401" calcext:value-type="float">
            <text:p>20401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12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274" calcext:value-type="float">
            <text:p>20274</text:p>
          </table:table-cell>
          <table:table-cell office:value-type="float" office:value="10934" calcext:value-type="float">
            <text:p>10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13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274" calcext:value-type="float">
            <text:p>20274</text:p>
          </table:table-cell>
          <table:table-cell office:value-type="float" office:value="10934" calcext:value-type="float">
            <text:p>10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etic2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104" calcext:value-type="float">
            <text:p>15104</text:p>
          </table:table-cell>
          <table:table-cell office:value-type="float" office:value="5548" calcext:value-type="float">
            <text:p>5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synthetic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tuint07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31" calcext:value-type="float">
            <text:p>3431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tuint08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09" calcext:value-type="float">
            <text:p>3409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tuint10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373" calcext:value-type="float">
            <text:p>3373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bobtuint30neg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eijkbs1512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eijkbs3330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eijkbs4863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949" calcext:value-type="float">
            <text:p>5949</text:p>
          </table:table-cell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neclaftp2001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2572" calcext:value-type="float">
            <text:p>42572</text:p>
          </table:table-cell>
          <table:table-cell office:value-type="float" office:value="20603" calcext:value-type="float">
            <text:p>20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neclaftp2002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9848" calcext:value-type="float">
            <text:p>29848</text:p>
          </table:table-cell>
          <table:table-cell office:value-type="float" office:value="17797" calcext:value-type="float">
            <text:p>17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neclaftp3001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9601" calcext:value-type="float">
            <text:p>39601</text:p>
          </table:table-cell>
          <table:table-cell office:value-type="float" office:value="15548" calcext:value-type="float">
            <text:p>15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neclaftp4001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415" calcext:value-type="float">
            <text:p>11415</text:p>
          </table:table-cell>
          <table:table-cell office:value-type="float" office:value="4975" calcext:value-type="float">
            <text:p>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neclaftp4002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438" calcext:value-type="float">
            <text:p>11438</text:p>
          </table:table-cell>
          <table:table-cell office:value-type="float" office:value="4971" calcext:value-type="float">
            <text:p>4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pdtpmsgigamax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pdtpmsmiim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pdtpmsns3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142" calcext:value-type="float">
            <text:p>5142</text:p>
          </table:table-cell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junctive_Decomposition_pdtpmssfeistel_all_bit_differing_from_cycl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41" calcext:value-type="float">
            <text:p>9741</text:p>
          </table:table-cell>
          <table:table-cell office:value-type="float" office:value="3894" calcext:value-type="float">
            <text:p>3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ctorization_factorization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ctorization_factorization1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ctorization_factorization1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ctorization_factorization1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ctorization_factorization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7_6s289rb05233_c0to63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63240" calcext:value-type="float">
            <text:p>363240</text:p>
          </table:table-cell>
          <table:table-cell office:value-type="float" office:value="218792" calcext:value-type="float">
            <text:p>218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R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99204" calcext:value-type="float">
            <text:p>2199204</text:p>
          </table:table-cell>
          <table:table-cell office:value-type="float" office:value="772793" calcext:value-type="float">
            <text:p>772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R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06612" calcext:value-type="float">
            <text:p>306612</text:p>
          </table:table-cell>
          <table:table-cell office:value-type="float" office:value="132561" calcext:value-type="float">
            <text:p>132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R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21608" calcext:value-type="float">
            <text:p>721608</text:p>
          </table:table-cell>
          <table:table-cell office:value-type="float" office:value="292619" calcext:value-type="float">
            <text:p>292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R-fixpoint-6_kissat_output.qdimacs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7_AR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84180" calcext:value-type="float">
            <text:p>1684180</text:p>
          </table:table-cell>
          <table:table-cell office:value-type="float" office:value="612735" calcext:value-type="float">
            <text:p>612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ctivity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75" calcext:value-type="float">
            <text:p>7375</text:p>
          </table:table-cell>
          <table:table-cell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oncreteActivity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777" calcext:value-type="float">
            <text:p>8777</text:p>
          </table:table-cell>
          <table:table-cell office:value-type="float" office:value="4841" calcext:value-type="float">
            <text:p>4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GuidanceService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Guidance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ssueServiceImpl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038" calcext:value-type="float">
            <text:p>6038</text:p>
          </table:table-cell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teration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75" calcext:value-type="float">
            <text:p>7375</text:p>
          </table:table-cell>
          <table:table-cell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Login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272" calcext:value-type="float">
            <text:p>13272</text:p>
          </table:table-cell>
          <table:table-cell office:value-type="float" office:value="5289" calcext:value-type="float">
            <text:p>5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NotificationServiceImpl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641" calcext:value-type="float">
            <text:p>11641</text:p>
          </table:table-cell>
          <table:table-cell office:value-type="float" office:value="5402" calcext:value-type="float">
            <text:p>5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Phase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75" calcext:value-type="float">
            <text:p>7375</text:p>
          </table:table-cell>
          <table:table-cell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mba2c7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531" calcext:value-type="float">
            <text:p>4531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mba3b5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76" calcext:value-type="float">
            <text:p>9776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mba4c7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802" calcext:value-type="float">
            <text:p>16802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mba5b5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740" calcext:value-type="float">
            <text:p>17740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axquery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beemskbn1f1_c0to7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4652" calcext:value-type="float">
            <text:p>64652</text:p>
          </table:table-cell>
          <table:table-cell office:value-type="float" office:value="34863" calcext:value-type="float">
            <text:p>34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bs128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19" calcext:value-type="float">
            <text:p>9719</text:p>
          </table:table-cell>
          <table:table-cell office:value-type="float" office:value="6938" calcext:value-type="float">
            <text:p>6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bs128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36" calcext:value-type="float">
            <text:p>9736</text:p>
          </table:table-cell>
          <table:table-cell office:value-type="float" office:value="6934" calcext:value-type="float">
            <text:p>6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ache-coherence-2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856" calcext:value-type="float">
            <text:p>4856</text:p>
          </table:table-cell>
          <table:table-cell office:value-type="float" office:value="3686" calcext:value-type="float">
            <text:p>3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ache-coherence-2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643" calcext:value-type="float">
            <text:p>16643</text:p>
          </table:table-cell>
          <table:table-cell office:value-type="float" office:value="9605" calcext:value-type="float">
            <text:p>9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ache-coherence-3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515" calcext:value-type="float">
            <text:p>3515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ache-coherence-3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533" calcext:value-type="float">
            <text:p>9533</text:p>
          </table:table-cell>
          <table:table-cell office:value-type="float" office:value="5489" calcext:value-type="float">
            <text:p>5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10.A#48.c#.w#9.s#13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680" calcext:value-type="float">
            <text:p>10680</text:p>
          </table:table-cell>
          <table:table-cell office:value-type="float" office:value="8077" calcext:value-type="float">
            <text:p>8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12.A#48.c#.w#5.s#27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197" calcext:value-type="float">
            <text:p>6197</text:p>
          </table:table-cell>
          <table:table-cell office:value-type="float" office:value="4639" calcext:value-type="float">
            <text:p>4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16.A#48.c#.w#7.s#56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427" calcext:value-type="float">
            <text:p>8427</text:p>
          </table:table-cell>
          <table:table-cell office:value-type="float" office:value="6659" calcext:value-type="float">
            <text:p>6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18.A#48.c#.w#5.s#7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861" calcext:value-type="float">
            <text:p>5861</text:p>
          </table:table-cell>
          <table:table-cell office:value-type="float" office:value="4885" calcext:value-type="float">
            <text:p>4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0.A#48.c#.w#3.s#3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2.A#48.c#.w#3.s#5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4.A#48.c#.w#7.s#5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845" calcext:value-type="float">
            <text:p>9845</text:p>
          </table:table-cell>
          <table:table-cell office:value-type="float" office:value="7115" calcext:value-type="float">
            <text:p>7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3.s#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3.s#17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3.s#26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3.s#6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5.s#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342" calcext:value-type="float">
            <text:p>6342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5.s#6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362" calcext:value-type="float">
            <text:p>6362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7.s#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314" calcext:value-type="float">
            <text:p>9314</text:p>
          </table:table-cell>
          <table:table-cell office:value-type="float" office:value="7343" calcext:value-type="float">
            <text:p>7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7.s#6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office:value-type="float" office:value="7343" calcext:value-type="float">
            <text:p>7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7.s#7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287" calcext:value-type="float">
            <text:p>9287</text:p>
          </table:table-cell>
          <table:table-cell office:value-type="float" office:value="7343" calcext:value-type="float">
            <text:p>7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9.s#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260" calcext:value-type="float">
            <text:p>12260</text:p>
          </table:table-cell>
          <table:table-cell office:value-type="float" office:value="9391" calcext:value-type="float">
            <text:p>9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28.A#48.c#.w#9.s#6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954" calcext:value-type="float">
            <text:p>12954</text:p>
          </table:table-cell>
          <table:table-cell office:value-type="float" office:value="9391" calcext:value-type="float">
            <text:p>9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30.A#48.c#.w#7.s#1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697" calcext:value-type="float">
            <text:p>9697</text:p>
          </table:table-cell>
          <table:table-cell office:value-type="float" office:value="7457" calcext:value-type="float">
            <text:p>7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trl.e#1.a#3.E#134.A#48.c#.w#9.s#4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848" calcext:value-type="float">
            <text:p>12848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ycle_sched_12_2_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ycle_sched_2_10_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391" calcext:value-type="float">
            <text:p>5391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ycle_sched_4_4_2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cycle_sched_6_6_2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058" calcext:value-type="float">
            <text:p>9058</text:p>
          </table:table-cell>
          <table:table-cell office:value-type="float" office:value="6436" calcext:value-type="float">
            <text:p>6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driver_a10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18" calcext:value-type="float">
            <text:p>7318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driver_b8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651" calcext:value-type="float">
            <text:p>5651</text:p>
          </table:table-cell>
          <table:table-cell office:value-type="float" office:value="5675" calcext:value-type="float">
            <text:p>5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driver_c9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driver_c9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eequery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eequery_query6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eijkbs333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ethernet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267" calcext:value-type="float">
            <text:p>4267</text:p>
          </table:table-cell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ethernet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05" calcext:value-type="float">
            <text:p>9705</text:p>
          </table:table-cell>
          <table:table-cell office:value-type="float" office:value="7927" calcext:value-type="float">
            <text:p>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ethernet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4997" calcext:value-type="float">
            <text:p>14997</text:p>
          </table:table-cell>
          <table:table-cell office:value-type="float" office:value="12515" calcext:value-type="float">
            <text:p>12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ethernet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283" calcext:value-type="float">
            <text:p>20283</text:p>
          </table:table-cell>
          <table:table-cell office:value-type="float" office:value="17103" calcext:value-type="float">
            <text:p>17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exquery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falsequ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genbuf12b4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3555" calcext:value-type="float">
            <text:p>23555</text:p>
          </table:table-cell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genbuf14b4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339" calcext:value-type="float">
            <text:p>24339</text:p>
          </table:table-cell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genbuf7b4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499" calcext:value-type="float">
            <text:p>9499</text:p>
          </table:table-cell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genbuf8b4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313" calcext:value-type="float">
            <text:p>17313</text:p>
          </table:table-cell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ntermediate25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627" calcext:value-type="float">
            <text:p>6627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tc-b13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837" calcext:value-type="float">
            <text:p>4837</text:p>
          </table:table-cell>
          <table:table-cell office:value-type="float" office:value="12967" calcext:value-type="float">
            <text:p>12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tc-b13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tc-b13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3510" calcext:value-type="float">
            <text:p>3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tc-b13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861" calcext:value-type="float">
            <text:p>4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tc-b13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7563" calcext:value-type="float">
            <text:p>7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tc-b13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tc-b13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916" calcext:value-type="float">
            <text:p>3916</text:p>
          </table:table-cell>
          <table:table-cell office:value-type="float" office:value="10265" calcext:value-type="float">
            <text:p>10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itc-b13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612" calcext:value-type="float">
            <text:p>4612</text:p>
          </table:table-cell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load_2c_comp_comp7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571" calcext:value-type="float">
            <text:p>17571</text:p>
          </table:table-cell>
          <table:table-cell office:value-type="float" office:value="12305" calcext:value-type="float">
            <text:p>12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load_3c_comp_comp6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8670" calcext:value-type="float">
            <text:p>38670</text:p>
          </table:table-cell>
          <table:table-cell office:value-type="float" office:value="20155" calcext:value-type="float">
            <text:p>20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load_4c_comp_comp4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3354" calcext:value-type="float">
            <text:p>103354</text:p>
          </table:table-cell>
          <table:table-cell office:value-type="float" office:value="31481" calcext:value-type="float">
            <text:p>31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load_full_3_comp5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0015" calcext:value-type="float">
            <text:p>80015</text:p>
          </table:table-cell>
          <table:table-cell office:value-type="float" office:value="30111" calcext:value-type="float">
            <text:p>30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ltl2dba_C2-8_comp4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34" calcext:value-type="float">
            <text:p>6534</text:p>
          </table:table-cell>
          <table:table-cell office:value-type="float" office:value="4715" calcext:value-type="float">
            <text:p>4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ltl2dba_E6_comp2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7419" calcext:value-type="float">
            <text:p>167419</text:p>
          </table:table-cell>
          <table:table-cell office:value-type="float" office:value="83445" calcext:value-type="float">
            <text:p>83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ltl2dba_Q4_comp4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3840" calcext:value-type="float">
            <text:p>83840</text:p>
          </table:table-cell>
          <table:table-cell office:value-type="float" office:value="35339" calcext:value-type="float">
            <text:p>35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ltl2dba_U1-4_comp4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683" calcext:value-type="float">
            <text:p>34683</text:p>
          </table:table-cell>
          <table:table-cell office:value-type="float" office:value="13075" calcext:value-type="float">
            <text:p>13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mult9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mult_bool_matrix_12_13_1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698" calcext:value-type="float">
            <text:p>12698</text:p>
          </table:table-cell>
          <table:table-cell office:value-type="float" office:value="25497" calcext:value-type="float">
            <text:p>25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7_mult_bool_matrix_18_18_18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5183" calcext:value-type="float">
            <text:p>45183</text:p>
          </table:table-cell>
          <table:table-cell office:value-type="float" office:value="86514" calcext:value-type="float">
            <text:p>86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7_mult_bool_matrix_dyn_7_7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5649" calcext:value-type="float">
            <text:p>5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mult_bool_matrix_dyn_9_5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3967" calcext:value-type="float">
            <text:p>3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neclaftp200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9869" calcext:value-type="float">
            <text:p>29869</text:p>
          </table:table-cell>
          <table:table-cell office:value-type="float" office:value="17797" calcext:value-type="float">
            <text:p>17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nreachq_query1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232" calcext:value-type="float">
            <text:p>37232</text:p>
          </table:table-cell>
          <table:table-cell office:value-type="float" office:value="4725" calcext:value-type="float">
            <text:p>4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nreachq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6132" calcext:value-type="float">
            <text:p>46132</text:p>
          </table:table-cell>
          <table:table-cell office:value-type="float" office:value="8923" calcext:value-type="float">
            <text:p>8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nreachq_query5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6128" calcext:value-type="float">
            <text:p>46128</text:p>
          </table:table-cell>
          <table:table-cell office:value-type="float" office:value="8369" calcext:value-type="float">
            <text:p>8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ntrivil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714" calcext:value-type="float">
            <text:p>5714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nxquery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nxquery_query50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oski3ub5i_c0to51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7960" calcext:value-type="float">
            <text:p>127960</text:p>
          </table:table-cell>
          <table:table-cell office:value-type="float" office:value="89111" calcext:value-type="float">
            <text:p>89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oski3ub5i_c0to63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8857" calcext:value-type="float">
            <text:p>128857</text:p>
          </table:table-cell>
          <table:table-cell office:value-type="float" office:value="89111" calcext:value-type="float">
            <text:p>89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pi-bus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0303" calcext:value-type="float">
            <text:p>50303</text:p>
          </table:table-cell>
          <table:table-cell office:value-type="float" office:value="33225" calcext:value-type="float">
            <text:p>3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2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2_query4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3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186" calcext:value-type="float">
            <text:p>9186</text:p>
          </table:table-cell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4_query2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5_query3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5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6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342" calcext:value-type="float">
            <text:p>9342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7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170" calcext:value-type="float">
            <text:p>9170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8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6996" calcext:value-type="float">
            <text:p>46996</text:p>
          </table:table-cell>
          <table:table-cell office:value-type="float" office:value="9823" calcext:value-type="float">
            <text:p>9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09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008" calcext:value-type="float">
            <text:p>47008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10_query06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786" calcext:value-type="float">
            <text:p>34786</text:p>
          </table:table-cell>
          <table:table-cell office:value-type="float" office:value="7468" calcext:value-type="float">
            <text:p>7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10_query3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682" calcext:value-type="float">
            <text:p>34682</text:p>
          </table:table-cell>
          <table:table-cell office:value-type="float" office:value="7333" calcext:value-type="float">
            <text:p>7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10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016" calcext:value-type="float">
            <text:p>37016</text:p>
          </table:table-cell>
          <table:table-cell office:value-type="float" office:value="8963" calcext:value-type="float">
            <text:p>8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10_query4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847" calcext:value-type="float">
            <text:p>28847</text:p>
          </table:table-cell>
          <table:table-cell office:value-type="float" office:value="4589" calcext:value-type="float">
            <text:p>4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1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15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2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186" calcext:value-type="float">
            <text:p>9186</text:p>
          </table:table-cell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23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2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25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26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27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0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734" calcext:value-type="float">
            <text:p>5734</text:p>
          </table:table-cell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1_eequery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1_query50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3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3_query4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3_query5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3_query57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4_query1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6_query2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36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42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348" calcext:value-type="float">
            <text:p>47348</text:p>
          </table:table-cell>
          <table:table-cell office:value-type="float" office:value="10043" calcext:value-type="float">
            <text:p>10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42_query4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384" calcext:value-type="float">
            <text:p>37384</text:p>
          </table:table-cell>
          <table:table-cell office:value-type="float" office:value="5021" calcext:value-type="float">
            <text:p>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42_query60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2078" calcext:value-type="float">
            <text:p>42078</text:p>
          </table:table-cell>
          <table:table-cell office:value-type="float" office:value="9144" calcext:value-type="float">
            <text:p>9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4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348" calcext:value-type="float">
            <text:p>47348</text:p>
          </table:table-cell>
          <table:table-cell office:value-type="float" office:value="10043" calcext:value-type="float">
            <text:p>10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45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48_exquery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068" calcext:value-type="float">
            <text:p>6068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48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192" calcext:value-type="float">
            <text:p>47192</text:p>
          </table:table-cell>
          <table:table-cell office:value-type="float" office:value="9935" calcext:value-type="float">
            <text:p>9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49_ntrivil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854" calcext:value-type="float">
            <text:p>5854</text:p>
          </table:table-cell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49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190" calcext:value-type="float">
            <text:p>47190</text:p>
          </table:table-cell>
          <table:table-cell office:value-type="float" office:value="9935" calcext:value-type="float">
            <text:p>9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0_query06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0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1_query57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2_query2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2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4_query58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5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7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519" calcext:value-type="float">
            <text:p>9519</text:p>
          </table:table-cell>
          <table:table-cell office:value-type="float" office:value="3461" calcext:value-type="float">
            <text:p>3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58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652" calcext:value-type="float">
            <text:p>10652</text:p>
          </table:table-cell>
          <table:table-cell office:value-type="float" office:value="3559" calcext:value-type="float">
            <text:p>3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60_query10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279" calcext:value-type="float">
            <text:p>7279</text:p>
          </table:table-cell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60_query33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016" calcext:value-type="float">
            <text:p>10016</text:p>
          </table:table-cell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60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652" calcext:value-type="float">
            <text:p>10652</text:p>
          </table:table-cell>
          <table:table-cell office:value-type="float" office:value="3535" calcext:value-type="float">
            <text:p>3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60_query4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654" calcext:value-type="float">
            <text:p>10654</text:p>
          </table:table-cell>
          <table:table-cell office:value-type="float" office:value="3535" calcext:value-type="float">
            <text:p>3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60_query4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84" calcext:value-type="float">
            <text:p>8184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64_query0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64_query1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6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71_query3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29" calcext:value-type="float">
            <text:p>8629</text:p>
          </table:table-cell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71_query3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98" calcext:value-type="float">
            <text:p>8698</text:p>
          </table:table-cell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71_query36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48" calcext:value-type="float">
            <text:p>8648</text:p>
          </table:table-cell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query7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350" calcext:value-type="float">
            <text:p>9350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2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35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79" calcext:value-type="float">
            <text:p>7479</text:p>
          </table:table-cell>
          <table:table-cell office:value-type="float" office:value="5280" calcext:value-type="float">
            <text:p>5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48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533" calcext:value-type="float">
            <text:p>7533</text:p>
          </table:table-cell>
          <table:table-cell office:value-type="float" office:value="5854" calcext:value-type="float">
            <text:p>5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49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669" calcext:value-type="float">
            <text:p>3669</text:p>
          </table:table-cell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49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39" calcext:value-type="float">
            <text:p>3739</text:p>
          </table:table-cell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2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513" calcext:value-type="float">
            <text:p>5513</text:p>
          </table:table-cell>
          <table:table-cell office:value-type="float" office:value="3919" calcext:value-type="float">
            <text:p>3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5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5_unsigned_3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5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6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6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7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559" calcext:value-type="float">
            <text:p>4559</text:p>
          </table:table-cell>
          <table:table-cell office:value-type="float" office:value="3532" calcext:value-type="float">
            <text:p>3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8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127" calcext:value-type="float">
            <text:p>5127</text:p>
          </table:table-cell>
          <table:table-cell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8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199" calcext:value-type="float">
            <text:p>5199</text:p>
          </table:table-cell>
          <table:table-cell office:value-type="float" office:value="4118" calcext:value-type="float">
            <text:p>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9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461" calcext:value-type="float">
            <text:p>6461</text:p>
          </table:table-cell>
          <table:table-cell office:value-type="float" office:value="5147" calcext:value-type="float">
            <text:p>5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59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458" calcext:value-type="float">
            <text:p>6458</text:p>
          </table:table-cell>
          <table:table-cell office:value-type="float" office:value="5145" calcext:value-type="float">
            <text:p>5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60_unsigned_3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ankfunc61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773" calcext:value-type="float">
            <text:p>6773</text:p>
          </table:table-cell>
          <table:table-cell office:value-type="float" office:value="4306" calcext:value-type="float">
            <text:p>4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reachqu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028" calcext:value-type="float">
            <text:p>37028</text:p>
          </table:table-cell>
          <table:table-cell office:value-type="float" office:value="8987" calcext:value-type="float">
            <text:p>8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dlx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984" calcext:value-type="float">
            <text:p>21984</text:p>
          </table:table-cell>
          <table:table-cell office:value-type="float" office:value="17738" calcext:value-type="float">
            <text:p>17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dlx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dlx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dlx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885" calcext:value-type="float">
            <text:p>5885</text:p>
          </table:table-cell>
          <table:table-cell office:value-type="float" office:value="6608" calcext:value-type="float">
            <text:p>6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dlx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331" calcext:value-type="float">
            <text:p>10331</text:p>
          </table:table-cell>
          <table:table-cell office:value-type="float" office:value="8463" calcext:value-type="float">
            <text:p>8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dlx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622" calcext:value-type="float">
            <text:p>12622</text:p>
          </table:table-cell>
          <table:table-cell office:value-type="float" office:value="10318" calcext:value-type="float">
            <text:p>10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dlx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002" calcext:value-type="float">
            <text:p>15002</text:p>
          </table:table-cell>
          <table:table-cell office:value-type="float" office:value="12173" calcext:value-type="float">
            <text:p>12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dlx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305" calcext:value-type="float">
            <text:p>17305</text:p>
          </table:table-cell>
          <table:table-cell office:value-type="float" office:value="14028" calcext:value-type="float">
            <text:p>14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dlx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646" calcext:value-type="float">
            <text:p>19646</text:p>
          </table:table-cell>
          <table:table-cell office:value-type="float" office:value="15883" calcext:value-type="float">
            <text:p>15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dyn-partition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dyn-partition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7_small-dyn-partition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7_small-dyn-partition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dyn-partition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dyn-partition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equiv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478" calcext:value-type="float">
            <text:p>5478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equiv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float" office:value="5024" calcext:value-type="float">
            <text:p>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equiv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992" calcext:value-type="float">
            <text:p>12992</text:p>
          </table:table-cell>
          <table:table-cell office:value-type="float" office:value="7039" calcext:value-type="float">
            <text:p>7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equiv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749" calcext:value-type="float">
            <text:p>16749</text:p>
          </table:table-cell>
          <table:table-cell office:value-type="float" office:value="9054" calcext:value-type="float">
            <text:p>9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equiv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506" calcext:value-type="float">
            <text:p>20506</text:p>
          </table:table-cell>
          <table:table-cell office:value-type="float" office:value="11069" calcext:value-type="float">
            <text:p>1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equiv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022" calcext:value-type="float">
            <text:p>28022</text:p>
          </table:table-cell>
          <table:table-cell office:value-type="float" office:value="15099" calcext:value-type="float">
            <text:p>15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equiv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781" calcext:value-type="float">
            <text:p>31781</text:p>
          </table:table-cell>
          <table:table-cell office:value-type="float" office:value="17114" calcext:value-type="float">
            <text:p>17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pipeline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578" calcext:value-type="float">
            <text:p>28578</text:p>
          </table:table-cell>
          <table:table-cell office:value-type="float" office:value="18432" calcext:value-type="float">
            <text:p>18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pipeline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pipeline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pipeline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081" calcext:value-type="float">
            <text:p>7081</text:p>
          </table:table-cell>
          <table:table-cell office:value-type="float" office:value="5160" calcext:value-type="float">
            <text:p>5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pipeline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144" calcext:value-type="float">
            <text:p>10144</text:p>
          </table:table-cell>
          <table:table-cell office:value-type="float" office:value="7056" calcext:value-type="float">
            <text:p>7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pipeline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198" calcext:value-type="float">
            <text:p>13198</text:p>
          </table:table-cell>
          <table:table-cell office:value-type="float" office:value="8952" calcext:value-type="float">
            <text:p>8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pipeline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2367" calcext:value-type="float">
            <text:p>22367</text:p>
          </table:table-cell>
          <table:table-cell office:value-type="float" office:value="14640" calcext:value-type="float">
            <text:p>14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pipeline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523" calcext:value-type="float">
            <text:p>25523</text:p>
          </table:table-cell>
          <table:table-cell office:value-type="float" office:value="16536" calcext:value-type="float">
            <text:p>16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eq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4289" calcext:value-type="float">
            <text:p>64289</text:p>
          </table:table-cell>
          <table:table-cell office:value-type="float" office:value="31193" calcext:value-type="float">
            <text:p>31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eq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251" calcext:value-type="float">
            <text:p>4251</text:p>
          </table:table-cell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eq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921" calcext:value-type="float">
            <text:p>10921</text:p>
          </table:table-cell>
          <table:table-cell office:value-type="float" office:value="5361" calcext:value-type="float">
            <text:p>5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eq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263" calcext:value-type="float">
            <text:p>24263</text:p>
          </table:table-cell>
          <table:table-cell office:value-type="float" office:value="11819" calcext:value-type="float">
            <text:p>11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eq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605" calcext:value-type="float">
            <text:p>37605</text:p>
          </table:table-cell>
          <table:table-cell office:value-type="float" office:value="18277" calcext:value-type="float">
            <text:p>18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1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388" calcext:value-type="float">
            <text:p>4388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1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1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1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1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1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30" calcext:value-type="float">
            <text:p>2830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1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2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2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2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2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49" calcext:value-type="float">
            <text:p>2149</text:p>
          </table:table-cell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2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wap2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757" calcext:value-type="float">
            <text:p>2757</text:p>
          </table:table-cell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mall-synabs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85" calcext:value-type="float">
            <text:p>2885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10.AE.stepl.00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579" calcext:value-type="float">
            <text:p>5579</text:p>
          </table:table-cell>
          <table:table-cell office:value-type="float" office:value="4101" calcext:value-type="float">
            <text:p>4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10.AE.stepl.00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971" calcext:value-type="float">
            <text:p>6971</text:p>
          </table:table-cell>
          <table:table-cell office:value-type="float" office:value="5121" calcext:value-type="float">
            <text:p>5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10.AE.stepl.00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363" calcext:value-type="float">
            <text:p>8363</text:p>
          </table:table-cell>
          <table:table-cell office:value-type="float" office:value="6141" calcext:value-type="float">
            <text:p>6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10.AE.stepl.00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55" calcext:value-type="float">
            <text:p>9755</text:p>
          </table:table-cell>
          <table:table-cell office:value-type="float" office:value="7161" calcext:value-type="float">
            <text:p>7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10.AE.stepl.0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147" calcext:value-type="float">
            <text:p>11147</text:p>
          </table:table-cell>
          <table:table-cell office:value-type="float" office:value="8181" calcext:value-type="float">
            <text:p>8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10.AE.stepl.00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539" calcext:value-type="float">
            <text:p>12539</text:p>
          </table:table-cell>
          <table:table-cell office:value-type="float" office:value="9201" calcext:value-type="float">
            <text:p>9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10.AE.stepl.0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931" calcext:value-type="float">
            <text:p>13931</text:p>
          </table:table-cell>
          <table:table-cell office:value-type="float" office:value="10221" calcext:value-type="float">
            <text:p>10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10.AE.stepl.01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323" calcext:value-type="float">
            <text:p>15323</text:p>
          </table:table-cell>
          <table:table-cell office:value-type="float" office:value="11241" calcext:value-type="float">
            <text:p>11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10.AE.stepl.01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715" calcext:value-type="float">
            <text:p>16715</text:p>
          </table:table-cell>
          <table:table-cell office:value-type="float" office:value="12261" calcext:value-type="float">
            <text:p>12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7.AE.stepl.00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7.AE.stepl.00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7.AE.stepl.00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7.AE.stepl.0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12" calcext:value-type="float">
            <text:p>4712</text:p>
          </table:table-cell>
          <table:table-cell office:value-type="float" office:value="3591" calcext:value-type="float">
            <text:p>3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7.AE.stepl.00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4038" calcext:value-type="float">
            <text:p>4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8.AE.stepl.00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8.AE.stepl.00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099" calcext:value-type="float">
            <text:p>40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8.AE.stepl.00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917" calcext:value-type="float">
            <text:p>4917</text:p>
          </table:table-cell>
          <table:table-cell office:value-type="float" office:value="3689" calcext:value-type="float">
            <text:p>3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8.AE.stepl.0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float" office:value="4913" calcext:value-type="float">
            <text:p>4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8.AE.stepl.00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71" calcext:value-type="float">
            <text:p>7371</text:p>
          </table:table-cell>
          <table:table-cell office:value-type="float" office:value="5525" calcext:value-type="float">
            <text:p>5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9.AE.stepl.00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354" calcext:value-type="float">
            <text:p>4354</text:p>
          </table:table-cell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9.AE.stepl.00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office:value-type="float" office:value="4034" calcext:value-type="float">
            <text:p>4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9.AE.stepl.00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26" calcext:value-type="float">
            <text:p>6526</text:p>
          </table:table-cell>
          <table:table-cell office:value-type="float" office:value="4837" calcext:value-type="float">
            <text:p>4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9.AE.stepl.00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612" calcext:value-type="float">
            <text:p>7612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9.AE.stepl.0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98" calcext:value-type="float">
            <text:p>8698</text:p>
          </table:table-cell>
          <table:table-cell office:value-type="float" office:value="6443" calcext:value-type="float">
            <text:p>6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9.AE.stepl.0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870" calcext:value-type="float">
            <text:p>10870</text:p>
          </table:table-cell>
          <table:table-cell office:value-type="float" office:value="8049" calcext:value-type="float">
            <text:p>8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ortnetsort9.AE.stepl.01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956" calcext:value-type="float">
            <text:p>1195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62_7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59" calcext:value-type="float">
            <text:p>7459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63_7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03" calcext:value-type="float">
            <text:p>7403</text:p>
          </table:table-cell>
          <table:table-cell office:value-type="float" office:value="6784" calcext:value-type="float">
            <text:p>6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63_7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711" calcext:value-type="float">
            <text:p>2711</text:p>
          </table:table-cell>
          <table:table-cell office:value-type="float" office:value="7654" calcext:value-type="float">
            <text:p>7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70_7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390" calcext:value-type="float">
            <text:p>8390</text:p>
          </table:table-cell>
          <table:table-cell office:value-type="float" office:value="8524" calcext:value-type="float">
            <text:p>8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70_8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210" calcext:value-type="float">
            <text:p>9210</text:p>
          </table:table-cell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70_8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949" calcext:value-type="float">
            <text:p>11949</text:p>
          </table:table-cell>
          <table:table-cell office:value-type="float" office:value="9394" calcext:value-type="float">
            <text:p>9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74_7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316" calcext:value-type="float">
            <text:p>9316</text:p>
          </table:table-cell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74_9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378" calcext:value-type="float">
            <text:p>11378</text:p>
          </table:table-cell>
          <table:table-cell office:value-type="float" office:value="10264" calcext:value-type="float">
            <text:p>1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78_9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707" calcext:value-type="float">
            <text:p>13707</text:p>
          </table:table-cell>
          <table:table-cell office:value-type="float" office:value="10699" calcext:value-type="float">
            <text:p>10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78_9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272" calcext:value-type="float">
            <text:p>12272</text:p>
          </table:table-cell>
          <table:table-cell office:value-type="float" office:value="11134" calcext:value-type="float">
            <text:p>11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78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513" calcext:value-type="float">
            <text:p>13513</text:p>
          </table:table-cell>
          <table:table-cell office:value-type="float" office:value="11569" calcext:value-type="float">
            <text:p>1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82_8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891" calcext:value-type="float">
            <text:p>11891</text:p>
          </table:table-cell>
          <table:table-cell office:value-type="float" office:value="10699" calcext:value-type="float">
            <text:p>10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82_9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226" calcext:value-type="float">
            <text:p>15226</text:p>
          </table:table-cell>
          <table:table-cell office:value-type="float" office:value="11569" calcext:value-type="float">
            <text:p>1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7_94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732" calcext:value-type="float">
            <text:p>18732</text:p>
          </table:table-cell>
          <table:table-cell office:value-type="float" office:value="13309" calcext:value-type="float">
            <text:p>13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133_21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137_4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13" calcext:value-type="float">
            <text:p>7313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180_35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072" calcext:value-type="float">
            <text:p>6072</text:p>
          </table:table-cell>
          <table:table-cell office:value-type="float" office:value="4073" calcext:value-type="float">
            <text:p>4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302_35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87" calcext:value-type="float">
            <text:p>7387</text:p>
          </table:table-cell>
          <table:table-cell office:value-type="float" office:value="5227" calcext:value-type="float">
            <text:p>5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352_35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224" calcext:value-type="float">
            <text:p>6224</text:p>
          </table:table-cell>
          <table:table-cell office:value-type="float" office:value="5626" calcext:value-type="float">
            <text:p>5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368_41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5947" calcext:value-type="float">
            <text:p>5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3_40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053" calcext:value-type="float">
            <text:p>7053</text:p>
          </table:table-cell>
          <table:table-cell office:value-type="float" office:value="3506" calcext:value-type="float">
            <text:p>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64_8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630" calcext:value-type="float">
            <text:p>6630</text:p>
          </table:table-cell>
          <table:table-cell office:value-type="float" office:value="8524" calcext:value-type="float">
            <text:p>8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64_9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731" calcext:value-type="float">
            <text:p>6731</text:p>
          </table:table-cell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65_8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999" calcext:value-type="float">
            <text:p>10999</text:p>
          </table:table-cell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65_9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453" calcext:value-type="float">
            <text:p>12453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66_21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038" calcext:value-type="float">
            <text:p>3038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71_9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961" calcext:value-type="float">
            <text:p>10961</text:p>
          </table:table-cell>
          <table:table-cell office:value-type="float" office:value="10264" calcext:value-type="float">
            <text:p>1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75_8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682" calcext:value-type="float">
            <text:p>11682</text:p>
          </table:table-cell>
          <table:table-cell office:value-type="float" office:value="9394" calcext:value-type="float">
            <text:p>9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75_9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753" calcext:value-type="float">
            <text:p>13753</text:p>
          </table:table-cell>
          <table:table-cell office:value-type="float" office:value="10699" calcext:value-type="float">
            <text:p>10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79_8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447" calcext:value-type="float">
            <text:p>10447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79_8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42" calcext:value-type="float">
            <text:p>13042</text:p>
          </table:table-cell>
          <table:table-cell office:value-type="float" office:value="10264" calcext:value-type="float">
            <text:p>1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83_9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715" calcext:value-type="float">
            <text:p>12715</text:p>
          </table:table-cell>
          <table:table-cell office:value-type="float" office:value="11134" calcext:value-type="float">
            <text:p>11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87_9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798" calcext:value-type="float">
            <text:p>15798</text:p>
          </table:table-cell>
          <table:table-cell office:value-type="float" office:value="12004" calcext:value-type="float">
            <text:p>1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19_90_4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175" calcext:value-type="float">
            <text:p>7175</text:p>
          </table:table-cell>
          <table:table-cell office:value-type="float" office:value="3787" calcext:value-type="float">
            <text:p>3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1_143_40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842" calcext:value-type="float">
            <text:p>6842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1_178_25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378" calcext:value-type="float">
            <text:p>4378</text:p>
          </table:table-cell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1_181_21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503" calcext:value-type="float">
            <text:p>3503</text:p>
          </table:table-cell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1_354_40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37" calcext:value-type="float">
            <text:p>8137</text:p>
          </table:table-cell>
          <table:table-cell office:value-type="float" office:value="5867" calcext:value-type="float">
            <text:p>5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1_70_36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279" calcext:value-type="float">
            <text:p>6279</text:p>
          </table:table-cell>
          <table:table-cell office:value-type="float" office:value="3549" calcext:value-type="float">
            <text:p>3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1_71_35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1_71_41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116" calcext:value-type="float">
            <text:p>7116</text:p>
          </table:table-cell>
          <table:table-cell office:value-type="float" office:value="3545" calcext:value-type="float">
            <text:p>3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1_84_21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1_84_3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288" calcext:value-type="float">
            <text:p>6288</text:p>
          </table:table-cell>
          <table:table-cell office:value-type="float" office:value="3529" calcext:value-type="float">
            <text:p>3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2_311_37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41" calcext:value-type="float">
            <text:p>7341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2_320_37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235" calcext:value-type="float">
            <text:p>7235</text:p>
          </table:table-cell>
          <table:table-cell office:value-type="float" office:value="5306" calcext:value-type="float">
            <text:p>5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2_6_41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078" calcext:value-type="float">
            <text:p>7078</text:p>
          </table:table-cell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3_66_6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 office:value-type="float" office:value="6349" calcext:value-type="float">
            <text:p>6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3_66_7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7219" calcext:value-type="float">
            <text:p>7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3_67_9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914" calcext:value-type="float">
            <text:p>11914</text:p>
          </table:table-cell>
          <table:table-cell office:value-type="float" office:value="9394" calcext:value-type="float">
            <text:p>9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3_88_9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948" calcext:value-type="float">
            <text:p>12948</text:p>
          </table:table-cell>
          <table:table-cell office:value-type="float" office:value="11569" calcext:value-type="float">
            <text:p>1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3_92_9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733" calcext:value-type="float">
            <text:p>16733</text:p>
          </table:table-cell>
          <table:table-cell office:value-type="float" office:value="12439" calcext:value-type="float">
            <text:p>12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5_597_5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7_stmt27_149_22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7_16_22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7_93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8_68_6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255" calcext:value-type="float">
            <text:p>6255</text:p>
          </table:table-cell>
          <table:table-cell office:value-type="float" office:value="7219" calcext:value-type="float">
            <text:p>7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8_68_7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180" calcext:value-type="float">
            <text:p>7180</text:p>
          </table:table-cell>
          <table:table-cell office:value-type="float" office:value="7654" calcext:value-type="float">
            <text:p>7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8_73_8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659" calcext:value-type="float">
            <text:p>12659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8_73_9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819" calcext:value-type="float">
            <text:p>12819</text:p>
          </table:table-cell>
          <table:table-cell office:value-type="float" office:value="11134" calcext:value-type="float">
            <text:p>11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8_89_9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640" calcext:value-type="float">
            <text:p>17640</text:p>
          </table:table-cell>
          <table:table-cell office:value-type="float" office:value="12874" calcext:value-type="float">
            <text:p>12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29_275_37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5079" calcext:value-type="float">
            <text:p>5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31_190_22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03" calcext:value-type="float">
            <text:p>3403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31_22_32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31_276_32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115" calcext:value-type="float">
            <text:p>7115</text:p>
          </table:table-cell>
          <table:table-cell office:value-type="float" office:value="4839" calcext:value-type="float">
            <text:p>4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41_262_27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41_286_38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42" calcext:value-type="float">
            <text:p>8142</text:p>
          </table:table-cell>
          <table:table-cell office:value-type="float" office:value="5177" calcext:value-type="float">
            <text:p>5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41_336_38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411" calcext:value-type="float">
            <text:p>8411</text:p>
          </table:table-cell>
          <table:table-cell office:value-type="float" office:value="5573" calcext:value-type="float">
            <text:p>5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44_40_38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761" calcext:value-type="float">
            <text:p>6761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46_111_23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352" calcext:value-type="float">
            <text:p>3352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46_289_38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23" calcext:value-type="float">
            <text:p>8123</text:p>
          </table:table-cell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47_290_34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89" calcext:value-type="float">
            <text:p>7489</text:p>
          </table:table-cell>
          <table:table-cell office:value-type="float" office:value="5011" calcext:value-type="float">
            <text:p>5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47_340_38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451" calcext:value-type="float">
            <text:p>8451</text:p>
          </table:table-cell>
          <table:table-cell office:value-type="float" office:value="5651" calcext:value-type="float">
            <text:p>5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50_343_39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39" calcext:value-type="float">
            <text:p>8639</text:p>
          </table:table-cell>
          <table:table-cell office:value-type="float" office:value="5713" calcext:value-type="float">
            <text:p>5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52_295_39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410" calcext:value-type="float">
            <text:p>8410</text:p>
          </table:table-cell>
          <table:table-cell office:value-type="float" office:value="5317" calcext:value-type="float">
            <text:p>5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53_208_24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53_296_34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621" calcext:value-type="float">
            <text:p>7621</text:p>
          </table:table-cell>
          <table:table-cell office:value-type="float" office:value="5073" calcext:value-type="float">
            <text:p>5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stmt5_731_73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7_stmt85_300_39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90" calcext:value-type="float">
            <text:p>8190</text:p>
          </table:table-cell>
          <table:table-cell office:value-type="float" office:value="5471" calcext:value-type="float">
            <text:p>5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trivial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714" calcext:value-type="float">
            <text:p>5714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trueque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7_usb-phy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usb-phy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874" calcext:value-type="float">
            <text:p>4874</text:p>
          </table:table-cell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usb-phy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4308" calcext:value-type="float">
            <text:p>14308</text:p>
          </table:table-cell>
          <table:table-cell office:value-type="float" office:value="7766" calcext:value-type="float">
            <text:p>7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7_usb-phy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111" calcext:value-type="float">
            <text:p>18111</text:p>
          </table:table-cell>
          <table:table-cell office:value-type="float" office:value="9812" calcext:value-type="float">
            <text:p>9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6s289rb05233_c0to63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63240" calcext:value-type="float">
            <text:p>363240</text:p>
          </table:table-cell>
          <table:table-cell office:value-type="float" office:value="218792" calcext:value-type="float">
            <text:p>218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R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99215" calcext:value-type="float">
            <text:p>2199215</text:p>
          </table:table-cell>
          <table:table-cell office:value-type="float" office:value="772793" calcext:value-type="float">
            <text:p>772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R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151" calcext:value-type="float">
            <text:p>110151</text:p>
          </table:table-cell>
          <table:table-cell office:value-type="float" office:value="52530" calcext:value-type="float">
            <text:p>52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R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06612" calcext:value-type="float">
            <text:p>306612</text:p>
          </table:table-cell>
          <table:table-cell office:value-type="float" office:value="132561" calcext:value-type="float">
            <text:p>132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R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21620" calcext:value-type="float">
            <text:p>721620</text:p>
          </table:table-cell>
          <table:table-cell office:value-type="float" office:value="292619" calcext:value-type="float">
            <text:p>292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R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10494" calcext:value-type="float">
            <text:p>1210494</text:p>
          </table:table-cell>
          <table:table-cell office:value-type="float" office:value="452677" calcext:value-type="float">
            <text:p>452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R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84180" calcext:value-type="float">
            <text:p>1684180</text:p>
          </table:table-cell>
          <table:table-cell office:value-type="float" office:value="612735" calcext:value-type="float">
            <text:p>612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ctivityService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75" calcext:value-type="float">
            <text:p>7375</text:p>
          </table:table-cell>
          <table:table-cell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ctivity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75" calcext:value-type="float">
            <text:p>7375</text:p>
          </table:table-cell>
          <table:table-cell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oncreteActivity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777" calcext:value-type="float">
            <text:p>8777</text:p>
          </table:table-cell>
          <table:table-cell office:value-type="float" office:value="4841" calcext:value-type="float">
            <text:p>4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GuidanceService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Guidance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ssueServiceImpl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038" calcext:value-type="float">
            <text:p>6038</text:p>
          </table:table-cell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eration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75" calcext:value-type="float">
            <text:p>7375</text:p>
          </table:table-cell>
          <table:table-cell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NotificationServiceImpl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641" calcext:value-type="float">
            <text:p>11641</text:p>
          </table:table-cell>
          <table:table-cell office:value-type="float" office:value="5402" calcext:value-type="float">
            <text:p>5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PhaseService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75" calcext:value-type="float">
            <text:p>7375</text:p>
          </table:table-cell>
          <table:table-cell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_2-3_v-80-100_r-11.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1.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1.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1.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1.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1.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1.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1.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1.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1.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Q_2-3_v-80-100_r-13.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UserServiceImpl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852" calcext:value-type="float">
            <text:p>6852</text:p>
          </table:table-cell>
          <table:table-cell office:value-type="float" office:value="4042" calcext:value-type="float">
            <text:p>4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mba2c7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531" calcext:value-type="float">
            <text:p>4531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mba2f9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62" calcext:value-type="float">
            <text:p>6562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mba3b5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76" calcext:value-type="float">
            <text:p>9776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axquery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beemldelec4b1_c0to127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8983" calcext:value-type="float">
            <text:p>128983</text:p>
          </table:table-cell>
          <table:table-cell office:value-type="float" office:value="74715" calcext:value-type="float">
            <text:p>74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beemskbn1f1_c0to7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4652" calcext:value-type="float">
            <text:p>64652</text:p>
          </table:table-cell>
          <table:table-cell office:value-type="float" office:value="34863" calcext:value-type="float">
            <text:p>34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bs128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19" calcext:value-type="float">
            <text:p>9719</text:p>
          </table:table-cell>
          <table:table-cell office:value-type="float" office:value="6938" calcext:value-type="float">
            <text:p>6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bs128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36" calcext:value-type="float">
            <text:p>9736</text:p>
          </table:table-cell>
          <table:table-cell office:value-type="float" office:value="6934" calcext:value-type="float">
            <text:p>6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ache-coherence-2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856" calcext:value-type="float">
            <text:p>4856</text:p>
          </table:table-cell>
          <table:table-cell office:value-type="float" office:value="3686" calcext:value-type="float">
            <text:p>3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ache-coherence-2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167" calcext:value-type="float">
            <text:p>13167</text:p>
          </table:table-cell>
          <table:table-cell office:value-type="float" office:value="7632" calcext:value-type="float">
            <text:p>7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ache-coherence-2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643" calcext:value-type="float">
            <text:p>16643</text:p>
          </table:table-cell>
          <table:table-cell office:value-type="float" office:value="9605" calcext:value-type="float">
            <text:p>9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ache-coherence-2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127" calcext:value-type="float">
            <text:p>20127</text:p>
          </table:table-cell>
          <table:table-cell office:value-type="float" office:value="11578" calcext:value-type="float">
            <text:p>11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ache-coherence-3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515" calcext:value-type="float">
            <text:p>3515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ache-coherence-3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533" calcext:value-type="float">
            <text:p>9533</text:p>
          </table:table-cell>
          <table:table-cell office:value-type="float" office:value="5489" calcext:value-type="float">
            <text:p>5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ache-coherence-3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4677" calcext:value-type="float">
            <text:p>14677</text:p>
          </table:table-cell>
          <table:table-cell office:value-type="float" office:value="8435" calcext:value-type="float">
            <text:p>8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i.e#1.a#3.E#40.A#60.c#288.w#6.s#2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499" calcext:value-type="float">
            <text:p>9499</text:p>
          </table:table-cell>
          <table:table-cell office:value-type="float" office:value="7011" calcext:value-type="float">
            <text:p>7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i.e#1.a#3.E#40.A#60.c#384.w#6.s#8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105" calcext:value-type="float">
            <text:p>12105</text:p>
          </table:table-cell>
          <table:table-cell office:value-type="float" office:value="9315" calcext:value-type="float">
            <text:p>9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i.e#1.a#3.E#40.A#60.c#400.w#2.s#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ci.e#1.a#3.E#40.A#60.c#408.w#2.s#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754" calcext:value-type="float">
            <text:p>2754</text:p>
          </table:table-cell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i.e#1.a#3.E#40.A#60.c#408.w#2.s#2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776" calcext:value-type="float">
            <text:p>2776</text:p>
          </table:table-cell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ci.e#1.a#3.E#40.A#60.c#416.w#2.s#3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19" calcext:value-type="float">
            <text:p>2819</text:p>
          </table:table-cell>
          <table:table-cell office:value-type="float" office:value="3427" calcext:value-type="float">
            <text:p>3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ctrl.e#1.a#3.E#110.A#48.c#.w#9.s#13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680" calcext:value-type="float">
            <text:p>10680</text:p>
          </table:table-cell>
          <table:table-cell office:value-type="float" office:value="8077" calcext:value-type="float">
            <text:p>8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12.A#48.c#.w#5.s#27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197" calcext:value-type="float">
            <text:p>6197</text:p>
          </table:table-cell>
          <table:table-cell office:value-type="float" office:value="4639" calcext:value-type="float">
            <text:p>4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16.A#48.c#.w#7.s#56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427" calcext:value-type="float">
            <text:p>8427</text:p>
          </table:table-cell>
          <table:table-cell office:value-type="float" office:value="6659" calcext:value-type="float">
            <text:p>6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18.A#48.c#.w#5.s#7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861" calcext:value-type="float">
            <text:p>5861</text:p>
          </table:table-cell>
          <table:table-cell office:value-type="float" office:value="4885" calcext:value-type="float">
            <text:p>4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20.A#48.c#.w#3.s#3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24.A#48.c#.w#7.s#5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845" calcext:value-type="float">
            <text:p>9845</text:p>
          </table:table-cell>
          <table:table-cell office:value-type="float" office:value="7115" calcext:value-type="float">
            <text:p>7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28.A#48.c#.w#3.s#26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28.A#48.c#.w#5.s#6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362" calcext:value-type="float">
            <text:p>6362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28.A#48.c#.w#7.s#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314" calcext:value-type="float">
            <text:p>9314</text:p>
          </table:table-cell>
          <table:table-cell office:value-type="float" office:value="7343" calcext:value-type="float">
            <text:p>7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28.A#48.c#.w#7.s#6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office:value-type="float" office:value="7343" calcext:value-type="float">
            <text:p>7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28.A#48.c#.w#7.s#7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287" calcext:value-type="float">
            <text:p>9287</text:p>
          </table:table-cell>
          <table:table-cell office:value-type="float" office:value="7343" calcext:value-type="float">
            <text:p>7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28.A#48.c#.w#9.s#1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260" calcext:value-type="float">
            <text:p>12260</text:p>
          </table:table-cell>
          <table:table-cell office:value-type="float" office:value="9391" calcext:value-type="float">
            <text:p>9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28.A#48.c#.w#9.s#6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954" calcext:value-type="float">
            <text:p>12954</text:p>
          </table:table-cell>
          <table:table-cell office:value-type="float" office:value="9391" calcext:value-type="float">
            <text:p>9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trl.e#1.a#3.E#134.A#48.c#.w#9.s#40.asp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848" calcext:value-type="float">
            <text:p>12848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ycle_sched_12_2_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ycle_sched_2_10_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391" calcext:value-type="float">
            <text:p>5391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ycle_sched_4_4_2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ycle_sched_4_7_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713" calcext:value-type="float">
            <text:p>25713</text:p>
          </table:table-cell>
          <table:table-cell office:value-type="float" office:value="32909" calcext:value-type="float">
            <text:p>32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ycle_sched_6_6_2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058" calcext:value-type="float">
            <text:p>9058</text:p>
          </table:table-cell>
          <table:table-cell office:value-type="float" office:value="6436" calcext:value-type="float">
            <text:p>6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cycle_sched_6_7_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022" calcext:value-type="float">
            <text:p>9022</text:p>
          </table:table-cell>
          <table:table-cell office:value-type="float" office:value="6733" calcext:value-type="float">
            <text:p>6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driver_a10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18" calcext:value-type="float">
            <text:p>7318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driver_a9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574" calcext:value-type="float">
            <text:p>7574</text:p>
          </table:table-cell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driver_b8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651" calcext:value-type="float">
            <text:p>5651</text:p>
          </table:table-cell>
          <table:table-cell office:value-type="float" office:value="5675" calcext:value-type="float">
            <text:p>5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driver_c9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driver_c9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driver_d9y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eequery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eequery_query6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eijkbs333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eijkbs486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951" calcext:value-type="float">
            <text:p>5951</text:p>
          </table:table-cell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ethernet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267" calcext:value-type="float">
            <text:p>4267</text:p>
          </table:table-cell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ethernet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05" calcext:value-type="float">
            <text:p>9705</text:p>
          </table:table-cell>
          <table:table-cell office:value-type="float" office:value="7927" calcext:value-type="float">
            <text:p>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ethernet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4997" calcext:value-type="float">
            <text:p>14997</text:p>
          </table:table-cell>
          <table:table-cell office:value-type="float" office:value="12515" calcext:value-type="float">
            <text:p>12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ethernet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283" calcext:value-type="float">
            <text:p>20283</text:p>
          </table:table-cell>
          <table:table-cell office:value-type="float" office:value="17103" calcext:value-type="float">
            <text:p>17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exquery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genbuf9b4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180" calcext:value-type="float">
            <text:p>18180</text:p>
          </table:table-cell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ntermediate12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299" calcext:value-type="float">
            <text:p>3299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ntermediate25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627" calcext:value-type="float">
            <text:p>6627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c-b13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837" calcext:value-type="float">
            <text:p>4837</text:p>
          </table:table-cell>
          <table:table-cell office:value-type="float" office:value="12967" calcext:value-type="float">
            <text:p>12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c-b13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c-b13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3510" calcext:value-type="float">
            <text:p>3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c-b13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861" calcext:value-type="float">
            <text:p>4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c-b13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6212" calcext:value-type="float">
            <text:p>6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c-b13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7563" calcext:value-type="float">
            <text:p>7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c-b13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c-b13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916" calcext:value-type="float">
            <text:p>3916</text:p>
          </table:table-cell>
          <table:table-cell office:value-type="float" office:value="10265" calcext:value-type="float">
            <text:p>10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itc-b13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612" calcext:value-type="float">
            <text:p>4612</text:p>
          </table:table-cell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load_2c_comp_comp7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571" calcext:value-type="float">
            <text:p>17571</text:p>
          </table:table-cell>
          <table:table-cell office:value-type="float" office:value="12305" calcext:value-type="float">
            <text:p>12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ltl2dba_C2-6_comp3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ltl2dba_C2-8_comp4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34" calcext:value-type="float">
            <text:p>6534</text:p>
          </table:table-cell>
          <table:table-cell office:value-type="float" office:value="4715" calcext:value-type="float">
            <text:p>4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ltl2dpa_C26_comp2_REAL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208" calcext:value-type="float">
            <text:p>9208</text:p>
          </table:table-cell>
          <table:table-cell office:value-type="float" office:value="6644" calcext:value-type="float">
            <text:p>6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mult9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mult_bool_matrix_10_9_1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319" calcext:value-type="float">
            <text:p>5319</text:p>
          </table:table-cell>
          <table:table-cell office:value-type="float" office:value="15107" calcext:value-type="float">
            <text:p>15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mult_bool_matrix_12_13_1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698" calcext:value-type="float">
            <text:p>12698</text:p>
          </table:table-cell>
          <table:table-cell office:value-type="float" office:value="25497" calcext:value-type="float">
            <text:p>25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mult_bool_matrix_17_17_17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737" calcext:value-type="float">
            <text:p>37737</text:p>
          </table:table-cell>
          <table:table-cell office:value-type="float" office:value="73123" calcext:value-type="float">
            <text:p>73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mult_bool_matrix_18_18_18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5183" calcext:value-type="float">
            <text:p>45183</text:p>
          </table:table-cell>
          <table:table-cell office:value-type="float" office:value="86514" calcext:value-type="float">
            <text:p>86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mult_bool_matrix_dyn_9_5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3967" calcext:value-type="float">
            <text:p>3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neclaftp200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9869" calcext:value-type="float">
            <text:p>29869</text:p>
          </table:table-cell>
          <table:table-cell office:value-type="float" office:value="17797" calcext:value-type="float">
            <text:p>17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neclaftp400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419" calcext:value-type="float">
            <text:p>11419</text:p>
          </table:table-cell>
          <table:table-cell office:value-type="float" office:value="4975" calcext:value-type="float">
            <text:p>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nreachq_query1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232" calcext:value-type="float">
            <text:p>37232</text:p>
          </table:table-cell>
          <table:table-cell office:value-type="float" office:value="4725" calcext:value-type="float">
            <text:p>4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nreachq_query5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6128" calcext:value-type="float">
            <text:p>46128</text:p>
          </table:table-cell>
          <table:table-cell office:value-type="float" office:value="8369" calcext:value-type="float">
            <text:p>8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ntrivil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714" calcext:value-type="float">
            <text:p>5714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nxquery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nxquery_query50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oski3ub5i_c0to255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8471" calcext:value-type="float">
            <text:p>128471</text:p>
          </table:table-cell>
          <table:table-cell office:value-type="float" office:value="89111" calcext:value-type="float">
            <text:p>89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oski3ub5i_c0to511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7960" calcext:value-type="float">
            <text:p>127960</text:p>
          </table:table-cell>
          <table:table-cell office:value-type="float" office:value="89111" calcext:value-type="float">
            <text:p>89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oski3ub5i_c0to63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8857" calcext:value-type="float">
            <text:p>128857</text:p>
          </table:table-cell>
          <table:table-cell office:value-type="float" office:value="89111" calcext:value-type="float">
            <text:p>89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pdtpmsmiim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pi-bus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328" calcext:value-type="float">
            <text:p>21328</text:p>
          </table:table-cell>
          <table:table-cell office:value-type="float" office:value="14243" calcext:value-type="float">
            <text:p>14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pi-bus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0303" calcext:value-type="float">
            <text:p>50303</text:p>
          </table:table-cell>
          <table:table-cell office:value-type="float" office:value="33225" calcext:value-type="float">
            <text:p>3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pi-bus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0422" calcext:value-type="float">
            <text:p>80422</text:p>
          </table:table-cell>
          <table:table-cell office:value-type="float" office:value="52209" calcext:value-type="float">
            <text:p>52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2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2_query4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3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186" calcext:value-type="float">
            <text:p>9186</text:p>
          </table:table-cell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4_query2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5_query3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5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6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342" calcext:value-type="float">
            <text:p>9342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7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170" calcext:value-type="float">
            <text:p>9170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8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6996" calcext:value-type="float">
            <text:p>46996</text:p>
          </table:table-cell>
          <table:table-cell office:value-type="float" office:value="9823" calcext:value-type="float">
            <text:p>9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09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008" calcext:value-type="float">
            <text:p>47008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10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016" calcext:value-type="float">
            <text:p>37016</text:p>
          </table:table-cell>
          <table:table-cell office:value-type="float" office:value="8963" calcext:value-type="float">
            <text:p>8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10_query4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847" calcext:value-type="float">
            <text:p>28847</text:p>
          </table:table-cell>
          <table:table-cell office:value-type="float" office:value="4589" calcext:value-type="float">
            <text:p>4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1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2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186" calcext:value-type="float">
            <text:p>9186</text:p>
          </table:table-cell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21_query58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25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26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27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1_eequery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1_query50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1_reachqu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3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3_query4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3_query5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3_query57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4_query1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6_query2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36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42_query06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5094" calcext:value-type="float">
            <text:p>45094</text:p>
          </table:table-cell>
          <table:table-cell office:value-type="float" office:value="8308" calcext:value-type="float">
            <text:p>8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42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348" calcext:value-type="float">
            <text:p>47348</text:p>
          </table:table-cell>
          <table:table-cell office:value-type="float" office:value="10043" calcext:value-type="float">
            <text:p>10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42_query4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384" calcext:value-type="float">
            <text:p>37384</text:p>
          </table:table-cell>
          <table:table-cell office:value-type="float" office:value="5021" calcext:value-type="float">
            <text:p>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44_query26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204" calcext:value-type="float">
            <text:p>12204</text:p>
          </table:table-cell>
          <table:table-cell office:value-type="float" office:value="4213" calcext:value-type="float">
            <text:p>4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45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48_exquery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068" calcext:value-type="float">
            <text:p>6068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48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192" calcext:value-type="float">
            <text:p>47192</text:p>
          </table:table-cell>
          <table:table-cell office:value-type="float" office:value="9935" calcext:value-type="float">
            <text:p>9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49_ntrivil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854" calcext:value-type="float">
            <text:p>5854</text:p>
          </table:table-cell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0_query06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0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1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1_query57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2_query2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2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4_query58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5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58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652" calcext:value-type="float">
            <text:p>10652</text:p>
          </table:table-cell>
          <table:table-cell office:value-type="float" office:value="3559" calcext:value-type="float">
            <text:p>3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60_query4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654" calcext:value-type="float">
            <text:p>10654</text:p>
          </table:table-cell>
          <table:table-cell office:value-type="float" office:value="3535" calcext:value-type="float">
            <text:p>3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60_query45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84" calcext:value-type="float">
            <text:p>8184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64_query0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64_query1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64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71_query3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29" calcext:value-type="float">
            <text:p>8629</text:p>
          </table:table-cell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query71_query36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48" calcext:value-type="float">
            <text:p>8648</text:p>
          </table:table-cell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2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35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79" calcext:value-type="float">
            <text:p>7479</text:p>
          </table:table-cell>
          <table:table-cell office:value-type="float" office:value="5280" calcext:value-type="float">
            <text:p>5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48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533" calcext:value-type="float">
            <text:p>7533</text:p>
          </table:table-cell>
          <table:table-cell office:value-type="float" office:value="5854" calcext:value-type="float">
            <text:p>5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49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669" calcext:value-type="float">
            <text:p>3669</text:p>
          </table:table-cell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49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39" calcext:value-type="float">
            <text:p>3739</text:p>
          </table:table-cell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52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513" calcext:value-type="float">
            <text:p>5513</text:p>
          </table:table-cell>
          <table:table-cell office:value-type="float" office:value="3919" calcext:value-type="float">
            <text:p>3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55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56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56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57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559" calcext:value-type="float">
            <text:p>4559</text:p>
          </table:table-cell>
          <table:table-cell office:value-type="float" office:value="3532" calcext:value-type="float">
            <text:p>3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58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127" calcext:value-type="float">
            <text:p>5127</text:p>
          </table:table-cell>
          <table:table-cell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58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199" calcext:value-type="float">
            <text:p>5199</text:p>
          </table:table-cell>
          <table:table-cell office:value-type="float" office:value="4118" calcext:value-type="float">
            <text:p>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59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461" calcext:value-type="float">
            <text:p>6461</text:p>
          </table:table-cell>
          <table:table-cell office:value-type="float" office:value="5147" calcext:value-type="float">
            <text:p>5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59_un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458" calcext:value-type="float">
            <text:p>6458</text:p>
          </table:table-cell>
          <table:table-cell office:value-type="float" office:value="5145" calcext:value-type="float">
            <text:p>5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60_unsigned_3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ankfunc61_signed_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773" calcext:value-type="float">
            <text:p>6773</text:p>
          </table:table-cell>
          <table:table-cell office:value-type="float" office:value="4306" calcext:value-type="float">
            <text:p>4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eachqu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028" calcext:value-type="float">
            <text:p>37028</text:p>
          </table:table-cell>
          <table:table-cell office:value-type="float" office:value="8987" calcext:value-type="float">
            <text:p>8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eachqu_query64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943" calcext:value-type="float">
            <text:p>37943</text:p>
          </table:table-cell>
          <table:table-cell office:value-type="float" office:value="10433" calcext:value-type="float">
            <text:p>10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reachqu_query71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4198" calcext:value-type="float">
            <text:p>44198</text:p>
          </table:table-cell>
          <table:table-cell office:value-type="float" office:value="7476" calcext:value-type="float">
            <text:p>7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dlx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984" calcext:value-type="float">
            <text:p>21984</text:p>
          </table:table-cell>
          <table:table-cell office:value-type="float" office:value="17738" calcext:value-type="float">
            <text:p>17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dlx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619" calcext:value-type="float">
            <text:p>5619</text:p>
          </table:table-cell>
          <table:table-cell office:value-type="float" office:value="4753" calcext:value-type="float">
            <text:p>4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dlx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885" calcext:value-type="float">
            <text:p>5885</text:p>
          </table:table-cell>
          <table:table-cell office:value-type="float" office:value="6608" calcext:value-type="float">
            <text:p>6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dlx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331" calcext:value-type="float">
            <text:p>10331</text:p>
          </table:table-cell>
          <table:table-cell office:value-type="float" office:value="8463" calcext:value-type="float">
            <text:p>8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dlx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622" calcext:value-type="float">
            <text:p>12622</text:p>
          </table:table-cell>
          <table:table-cell office:value-type="float" office:value="10318" calcext:value-type="float">
            <text:p>10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dlx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002" calcext:value-type="float">
            <text:p>15002</text:p>
          </table:table-cell>
          <table:table-cell office:value-type="float" office:value="12173" calcext:value-type="float">
            <text:p>12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dlx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305" calcext:value-type="float">
            <text:p>17305</text:p>
          </table:table-cell>
          <table:table-cell office:value-type="float" office:value="14028" calcext:value-type="float">
            <text:p>14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dlx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9646" calcext:value-type="float">
            <text:p>19646</text:p>
          </table:table-cell>
          <table:table-cell office:value-type="float" office:value="15883" calcext:value-type="float">
            <text:p>15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equiv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478" calcext:value-type="float">
            <text:p>5478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equiv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float" office:value="5024" calcext:value-type="float">
            <text:p>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equiv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992" calcext:value-type="float">
            <text:p>12992</text:p>
          </table:table-cell>
          <table:table-cell office:value-type="float" office:value="7039" calcext:value-type="float">
            <text:p>7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equiv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749" calcext:value-type="float">
            <text:p>16749</text:p>
          </table:table-cell>
          <table:table-cell office:value-type="float" office:value="9054" calcext:value-type="float">
            <text:p>9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equiv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506" calcext:value-type="float">
            <text:p>20506</text:p>
          </table:table-cell>
          <table:table-cell office:value-type="float" office:value="11069" calcext:value-type="float">
            <text:p>1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equiv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781" calcext:value-type="float">
            <text:p>31781</text:p>
          </table:table-cell>
          <table:table-cell office:value-type="float" office:value="17114" calcext:value-type="float">
            <text:p>17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pipeline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pipeline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pipeline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081" calcext:value-type="float">
            <text:p>7081</text:p>
          </table:table-cell>
          <table:table-cell office:value-type="float" office:value="5160" calcext:value-type="float">
            <text:p>5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4289" calcext:value-type="float">
            <text:p>64289</text:p>
          </table:table-cell>
          <table:table-cell office:value-type="float" office:value="31193" calcext:value-type="float">
            <text:p>31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251" calcext:value-type="float">
            <text:p>4251</text:p>
          </table:table-cell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921" calcext:value-type="float">
            <text:p>10921</text:p>
          </table:table-cell>
          <table:table-cell office:value-type="float" office:value="5361" calcext:value-type="float">
            <text:p>5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592" calcext:value-type="float">
            <text:p>17592</text:p>
          </table:table-cell>
          <table:table-cell office:value-type="float" office:value="8590" calcext:value-type="float">
            <text:p>8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263" calcext:value-type="float">
            <text:p>24263</text:p>
          </table:table-cell>
          <table:table-cell office:value-type="float" office:value="11819" calcext:value-type="float">
            <text:p>11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0934" calcext:value-type="float">
            <text:p>30934</text:p>
          </table:table-cell>
          <table:table-cell office:value-type="float" office:value="15048" calcext:value-type="float">
            <text:p>15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7605" calcext:value-type="float">
            <text:p>37605</text:p>
          </table:table-cell>
          <table:table-cell office:value-type="float" office:value="18277" calcext:value-type="float">
            <text:p>18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4276" calcext:value-type="float">
            <text:p>44276</text:p>
          </table:table-cell>
          <table:table-cell office:value-type="float" office:value="21506" calcext:value-type="float">
            <text:p>21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0947" calcext:value-type="float">
            <text:p>50947</text:p>
          </table:table-cell>
          <table:table-cell office:value-type="float" office:value="24735" calcext:value-type="float">
            <text:p>24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eq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7618" calcext:value-type="float">
            <text:p>57618</text:p>
          </table:table-cell>
          <table:table-cell office:value-type="float" office:value="27964" calcext:value-type="float">
            <text:p>27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wap1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388" calcext:value-type="float">
            <text:p>4388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wap1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wap1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wap1-fixpoint-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wap1-fixpoint-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wap1-fixpoint-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30" calcext:value-type="float">
            <text:p>2830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wap1-fixpoint-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ynabs-fixpoint-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885" calcext:value-type="float">
            <text:p>2885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mall-synabs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10.AE.stepl.00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579" calcext:value-type="float">
            <text:p>5579</text:p>
          </table:table-cell>
          <table:table-cell office:value-type="float" office:value="4101" calcext:value-type="float">
            <text:p>4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10.AE.stepl.00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971" calcext:value-type="float">
            <text:p>6971</text:p>
          </table:table-cell>
          <table:table-cell office:value-type="float" office:value="5121" calcext:value-type="float">
            <text:p>5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10.AE.stepl.0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147" calcext:value-type="float">
            <text:p>11147</text:p>
          </table:table-cell>
          <table:table-cell office:value-type="float" office:value="8181" calcext:value-type="float">
            <text:p>8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10.AE.stepl.00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539" calcext:value-type="float">
            <text:p>12539</text:p>
          </table:table-cell>
          <table:table-cell office:value-type="float" office:value="9201" calcext:value-type="float">
            <text:p>9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10.AE.stepl.0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931" calcext:value-type="float">
            <text:p>13931</text:p>
          </table:table-cell>
          <table:table-cell office:value-type="float" office:value="10221" calcext:value-type="float">
            <text:p>10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10.AE.stepl.01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323" calcext:value-type="float">
            <text:p>15323</text:p>
          </table:table-cell>
          <table:table-cell office:value-type="float" office:value="11241" calcext:value-type="float">
            <text:p>11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10.AE.stepl.01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715" calcext:value-type="float">
            <text:p>16715</text:p>
          </table:table-cell>
          <table:table-cell office:value-type="float" office:value="12261" calcext:value-type="float">
            <text:p>12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7.AE.stepl.00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7.AE.stepl.00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7.AE.stepl.00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7.AE.stepl.0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712" calcext:value-type="float">
            <text:p>4712</text:p>
          </table:table-cell>
          <table:table-cell office:value-type="float" office:value="3591" calcext:value-type="float">
            <text:p>3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7.AE.stepl.00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4038" calcext:value-type="float">
            <text:p>4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8.AE.stepl.00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8.AE.stepl.00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099" calcext:value-type="float">
            <text:p>40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8.AE.stepl.00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917" calcext:value-type="float">
            <text:p>4917</text:p>
          </table:table-cell>
          <table:table-cell office:value-type="float" office:value="3689" calcext:value-type="float">
            <text:p>3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8.AE.stepl.0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float" office:value="4913" calcext:value-type="float">
            <text:p>4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8.AE.stepl.00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71" calcext:value-type="float">
            <text:p>7371</text:p>
          </table:table-cell>
          <table:table-cell office:value-type="float" office:value="5525" calcext:value-type="float">
            <text:p>5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9.AE.stepl.00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354" calcext:value-type="float">
            <text:p>4354</text:p>
          </table:table-cell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9.AE.stepl.00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office:value-type="float" office:value="4034" calcext:value-type="float">
            <text:p>4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9.AE.stepl.00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612" calcext:value-type="float">
            <text:p>7612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9.AE.stepl.0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98" calcext:value-type="float">
            <text:p>8698</text:p>
          </table:table-cell>
          <table:table-cell office:value-type="float" office:value="6443" calcext:value-type="float">
            <text:p>6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9.AE.stepl.00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84" calcext:value-type="float">
            <text:p>9784</text:p>
          </table:table-cell>
          <table:table-cell office:value-type="float" office:value="7246" calcext:value-type="float">
            <text:p>7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9.AE.stepl.01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870" calcext:value-type="float">
            <text:p>10870</text:p>
          </table:table-cell>
          <table:table-cell office:value-type="float" office:value="8049" calcext:value-type="float">
            <text:p>8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9.AE.stepl.01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956" calcext:value-type="float">
            <text:p>1195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ortnetsort9.AE.stepl.01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42" calcext:value-type="float">
            <text:p>13042</text:p>
          </table:table-cell>
          <table:table-cell office:value-type="float" office:value="9655" calcext:value-type="float">
            <text:p>9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ay24n.sat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office:value-type="float" office:value="8373" calcext:value-type="float">
            <text:p>8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24_966_96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stmt16_818_81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stmt17_62_7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59" calcext:value-type="float">
            <text:p>7459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62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980" calcext:value-type="float">
            <text:p>10980</text:p>
          </table:table-cell>
          <table:table-cell office:value-type="float" office:value="10264" calcext:value-type="float">
            <text:p>1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63_7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03" calcext:value-type="float">
            <text:p>7403</text:p>
          </table:table-cell>
          <table:table-cell office:value-type="float" office:value="6784" calcext:value-type="float">
            <text:p>6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63_7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711" calcext:value-type="float">
            <text:p>2711</text:p>
          </table:table-cell>
          <table:table-cell office:value-type="float" office:value="7654" calcext:value-type="float">
            <text:p>7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63_8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716" calcext:value-type="float">
            <text:p>9716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0_7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390" calcext:value-type="float">
            <text:p>8390</text:p>
          </table:table-cell>
          <table:table-cell office:value-type="float" office:value="8524" calcext:value-type="float">
            <text:p>8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0_8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210" calcext:value-type="float">
            <text:p>9210</text:p>
          </table:table-cell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0_8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949" calcext:value-type="float">
            <text:p>11949</text:p>
          </table:table-cell>
          <table:table-cell office:value-type="float" office:value="9394" calcext:value-type="float">
            <text:p>9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0_9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838" calcext:value-type="float">
            <text:p>10838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0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131" calcext:value-type="float">
            <text:p>12131</text:p>
          </table:table-cell>
          <table:table-cell office:value-type="float" office:value="10699" calcext:value-type="float">
            <text:p>10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4_7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9316" calcext:value-type="float">
            <text:p>9316</text:p>
          </table:table-cell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4_9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378" calcext:value-type="float">
            <text:p>11378</text:p>
          </table:table-cell>
          <table:table-cell office:value-type="float" office:value="10264" calcext:value-type="float">
            <text:p>1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8_9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707" calcext:value-type="float">
            <text:p>13707</text:p>
          </table:table-cell>
          <table:table-cell office:value-type="float" office:value="10699" calcext:value-type="float">
            <text:p>10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8_9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272" calcext:value-type="float">
            <text:p>12272</text:p>
          </table:table-cell>
          <table:table-cell office:value-type="float" office:value="11134" calcext:value-type="float">
            <text:p>11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78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513" calcext:value-type="float">
            <text:p>13513</text:p>
          </table:table-cell>
          <table:table-cell office:value-type="float" office:value="11569" calcext:value-type="float">
            <text:p>1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82_8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891" calcext:value-type="float">
            <text:p>11891</text:p>
          </table:table-cell>
          <table:table-cell office:value-type="float" office:value="10699" calcext:value-type="float">
            <text:p>10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82_9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226" calcext:value-type="float">
            <text:p>15226</text:p>
          </table:table-cell>
          <table:table-cell office:value-type="float" office:value="11569" calcext:value-type="float">
            <text:p>1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82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944" calcext:value-type="float">
            <text:p>13944</text:p>
          </table:table-cell>
          <table:table-cell office:value-type="float" office:value="12004" calcext:value-type="float">
            <text:p>1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86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562" calcext:value-type="float">
            <text:p>16562</text:p>
          </table:table-cell>
          <table:table-cell office:value-type="float" office:value="12439" calcext:value-type="float">
            <text:p>12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7_94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732" calcext:value-type="float">
            <text:p>18732</text:p>
          </table:table-cell>
          <table:table-cell office:value-type="float" office:value="13309" calcext:value-type="float">
            <text:p>13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133_21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137_4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13" calcext:value-type="float">
            <text:p>7313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302_35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87" calcext:value-type="float">
            <text:p>7387</text:p>
          </table:table-cell>
          <table:table-cell office:value-type="float" office:value="5227" calcext:value-type="float">
            <text:p>5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313_41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98" calcext:value-type="float">
            <text:p>8698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352_35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224" calcext:value-type="float">
            <text:p>6224</text:p>
          </table:table-cell>
          <table:table-cell office:value-type="float" office:value="5626" calcext:value-type="float">
            <text:p>5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368_41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5947" calcext:value-type="float">
            <text:p>5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3_40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053" calcext:value-type="float">
            <text:p>7053</text:p>
          </table:table-cell>
          <table:table-cell office:value-type="float" office:value="3506" calcext:value-type="float">
            <text:p>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64_8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630" calcext:value-type="float">
            <text:p>6630</text:p>
          </table:table-cell>
          <table:table-cell office:value-type="float" office:value="8524" calcext:value-type="float">
            <text:p>8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64_9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731" calcext:value-type="float">
            <text:p>6731</text:p>
          </table:table-cell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64_9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620" calcext:value-type="float">
            <text:p>6620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65_8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999" calcext:value-type="float">
            <text:p>10999</text:p>
          </table:table-cell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65_9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453" calcext:value-type="float">
            <text:p>12453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66_21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038" calcext:value-type="float">
            <text:p>3038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71_9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961" calcext:value-type="float">
            <text:p>10961</text:p>
          </table:table-cell>
          <table:table-cell office:value-type="float" office:value="10264" calcext:value-type="float">
            <text:p>1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75_8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682" calcext:value-type="float">
            <text:p>11682</text:p>
          </table:table-cell>
          <table:table-cell office:value-type="float" office:value="9394" calcext:value-type="float">
            <text:p>9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75_9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753" calcext:value-type="float">
            <text:p>13753</text:p>
          </table:table-cell>
          <table:table-cell office:value-type="float" office:value="10699" calcext:value-type="float">
            <text:p>10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79_8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0447" calcext:value-type="float">
            <text:p>10447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79_8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042" calcext:value-type="float">
            <text:p>13042</text:p>
          </table:table-cell>
          <table:table-cell office:value-type="float" office:value="10264" calcext:value-type="float">
            <text:p>1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83_41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137" calcext:value-type="float">
            <text:p>7137</text:p>
          </table:table-cell>
          <table:table-cell office:value-type="float" office:value="3773" calcext:value-type="float">
            <text:p>3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83_9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715" calcext:value-type="float">
            <text:p>12715</text:p>
          </table:table-cell>
          <table:table-cell office:value-type="float" office:value="11134" calcext:value-type="float">
            <text:p>11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87_9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5798" calcext:value-type="float">
            <text:p>15798</text:p>
          </table:table-cell>
          <table:table-cell office:value-type="float" office:value="12004" calcext:value-type="float">
            <text:p>1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9_90_40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175" calcext:value-type="float">
            <text:p>7175</text:p>
          </table:table-cell>
          <table:table-cell office:value-type="float" office:value="3787" calcext:value-type="float">
            <text:p>3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1_79_8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143_40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842" calcext:value-type="float">
            <text:p>6842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178_25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378" calcext:value-type="float">
            <text:p>4378</text:p>
          </table:table-cell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181_21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503" calcext:value-type="float">
            <text:p>3503</text:p>
          </table:table-cell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181_36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float" office:value="4106" calcext:value-type="float">
            <text:p>4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310_36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5233" calcext:value-type="float">
            <text:p>5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319_41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256" calcext:value-type="float">
            <text:p>8256</text:p>
          </table:table-cell>
          <table:table-cell office:value-type="float" office:value="5554" calcext:value-type="float">
            <text:p>5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354_40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37" calcext:value-type="float">
            <text:p>8137</text:p>
          </table:table-cell>
          <table:table-cell office:value-type="float" office:value="5867" calcext:value-type="float">
            <text:p>5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70_36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279" calcext:value-type="float">
            <text:p>6279</text:p>
          </table:table-cell>
          <table:table-cell office:value-type="float" office:value="3549" calcext:value-type="float">
            <text:p>3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71_35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71_41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116" calcext:value-type="float">
            <text:p>7116</text:p>
          </table:table-cell>
          <table:table-cell office:value-type="float" office:value="3545" calcext:value-type="float">
            <text:p>3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1_84_36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288" calcext:value-type="float">
            <text:p>6288</text:p>
          </table:table-cell>
          <table:table-cell office:value-type="float" office:value="3529" calcext:value-type="float">
            <text:p>3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2_311_37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341" calcext:value-type="float">
            <text:p>7341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2_320_37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235" calcext:value-type="float">
            <text:p>7235</text:p>
          </table:table-cell>
          <table:table-cell office:value-type="float" office:value="5306" calcext:value-type="float">
            <text:p>5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2_6_41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078" calcext:value-type="float">
            <text:p>7078</text:p>
          </table:table-cell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3_66_6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 office:value-type="float" office:value="6349" calcext:value-type="float">
            <text:p>6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3_66_7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7219" calcext:value-type="float">
            <text:p>7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3_66_9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942" calcext:value-type="float">
            <text:p>7942</text:p>
          </table:table-cell>
          <table:table-cell office:value-type="float" office:value="9394" calcext:value-type="float">
            <text:p>9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3_67_9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1914" calcext:value-type="float">
            <text:p>11914</text:p>
          </table:table-cell>
          <table:table-cell office:value-type="float" office:value="9394" calcext:value-type="float">
            <text:p>9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3_72_7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61" calcext:value-type="float">
            <text:p>7461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3_88_9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948" calcext:value-type="float">
            <text:p>12948</text:p>
          </table:table-cell>
          <table:table-cell office:value-type="float" office:value="11569" calcext:value-type="float">
            <text:p>1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3_92_9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6733" calcext:value-type="float">
            <text:p>16733</text:p>
          </table:table-cell>
          <table:table-cell office:value-type="float" office:value="12439" calcext:value-type="float">
            <text:p>12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5_52_5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5_597_5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stmt27_149_22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7_16_22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7_93_9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8_68_6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255" calcext:value-type="float">
            <text:p>6255</text:p>
          </table:table-cell>
          <table:table-cell office:value-type="float" office:value="7219" calcext:value-type="float">
            <text:p>7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8_68_7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180" calcext:value-type="float">
            <text:p>7180</text:p>
          </table:table-cell>
          <table:table-cell office:value-type="float" office:value="7654" calcext:value-type="float">
            <text:p>7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8_68_8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557" calcext:value-type="float">
            <text:p>8557</text:p>
          </table:table-cell>
          <table:table-cell office:value-type="float" office:value="8524" calcext:value-type="float">
            <text:p>8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8_73_8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659" calcext:value-type="float">
            <text:p>12659</text:p>
          </table:table-cell>
          <table:table-cell office:value-type="float" office:value="9829" calcext:value-type="float">
            <text:p>9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8_73_9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2819" calcext:value-type="float">
            <text:p>12819</text:p>
          </table:table-cell>
          <table:table-cell office:value-type="float" office:value="11134" calcext:value-type="float">
            <text:p>11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8_89_9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7640" calcext:value-type="float">
            <text:p>17640</text:p>
          </table:table-cell>
          <table:table-cell office:value-type="float" office:value="12874" calcext:value-type="float">
            <text:p>12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9_226_37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823" calcext:value-type="float">
            <text:p>6823</text:p>
          </table:table-cell>
          <table:table-cell office:value-type="float" office:value="4306" calcext:value-type="float">
            <text:p>4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9_275_37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5079" calcext:value-type="float">
            <text:p>5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2_976_99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707" calcext:value-type="float">
            <text:p>7707</text:p>
          </table:table-cell>
          <table:table-cell office:value-type="float" office:value="11304" calcext:value-type="float">
            <text:p>11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31_190_22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403" calcext:value-type="float">
            <text:p>3403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31_22_32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31_276_32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115" calcext:value-type="float">
            <text:p>7115</text:p>
          </table:table-cell>
          <table:table-cell office:value-type="float" office:value="4839" calcext:value-type="float">
            <text:p>4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32_329_37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66" calcext:value-type="float">
            <text:p>8166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39_285_33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263" calcext:value-type="float">
            <text:p>7263</text:p>
          </table:table-cell>
          <table:table-cell office:value-type="float" office:value="4937" calcext:value-type="float">
            <text:p>4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41_160_23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537" calcext:value-type="float">
            <text:p>3537</text:p>
          </table:table-cell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41_262_27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41_286_38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42" calcext:value-type="float">
            <text:p>8142</text:p>
          </table:table-cell>
          <table:table-cell office:value-type="float" office:value="5177" calcext:value-type="float">
            <text:p>5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41_336_38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411" calcext:value-type="float">
            <text:p>8411</text:p>
          </table:table-cell>
          <table:table-cell office:value-type="float" office:value="5573" calcext:value-type="float">
            <text:p>5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44_40_387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6761" calcext:value-type="float">
            <text:p>6761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44_554_60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stmt46_111_23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352" calcext:value-type="float">
            <text:p>3352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46_289_388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23" calcext:value-type="float">
            <text:p>8123</text:p>
          </table:table-cell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47_290_34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89" calcext:value-type="float">
            <text:p>7489</text:p>
          </table:table-cell>
          <table:table-cell office:value-type="float" office:value="5011" calcext:value-type="float">
            <text:p>5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47_340_38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451" calcext:value-type="float">
            <text:p>8451</text:p>
          </table:table-cell>
          <table:table-cell office:value-type="float" office:value="5651" calcext:value-type="float">
            <text:p>5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50_343_39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639" calcext:value-type="float">
            <text:p>8639</text:p>
          </table:table-cell>
          <table:table-cell office:value-type="float" office:value="5713" calcext:value-type="float">
            <text:p>5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52_295_39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410" calcext:value-type="float">
            <text:p>8410</text:p>
          </table:table-cell>
          <table:table-cell office:value-type="float" office:value="5317" calcext:value-type="float">
            <text:p>5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53_208_24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53_296_34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621" calcext:value-type="float">
            <text:p>7621</text:p>
          </table:table-cell>
          <table:table-cell office:value-type="float" office:value="5073" calcext:value-type="float">
            <text:p>5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5_731_730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stmt85_300_399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8190" calcext:value-type="float">
            <text:p>8190</text:p>
          </table:table-cell>
          <table:table-cell office:value-type="float" office:value="5471" calcext:value-type="float">
            <text:p>5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stmt9_445_446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BFEval2018_trivial_query42_1344n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5714" calcext:value-type="float">
            <text:p>5714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usb-phy-fixpoint-1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usb-phy-fixpoint-2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4874" calcext:value-type="float">
            <text:p>4874</text:p>
          </table:table-cell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usb-phy-fixpoint-3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7401" calcext:value-type="float">
            <text:p>7401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usb-phy-fixpoint-4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4308" calcext:value-type="float">
            <text:p>14308</text:p>
          </table:table-cell>
          <table:table-cell office:value-type="float" office:value="7766" calcext:value-type="float">
            <text:p>7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BFEval2018_usb-phy-fixpoint-5_kissat_output.qdimacs</text:p>
          </table:table-cell>
          <table:table-cell office:value-type="float" office:value="0" calcext:value-type="float">
            <text:p>0</text:p>
          </table:table-cell>
          <table:table-cell office:value-type="float" office:value="18111" calcext:value-type="float">
            <text:p>18111</text:p>
          </table:table-cell>
          <table:table-cell office:value-type="float" office:value="9812" calcext:value-type="float">
            <text:p>9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4686" meta:object-count="0"/>
    <meta:generator>LibreOffice/25.2.6.2$Linux_X86_64 LibreOffice_project/40d1a0e1d5bdf1afaeae24d9ece32bbb00fa66a4</meta:generator>
  </office:meta>
</office:document-meta>
</file>